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Utils.getLongOctalBytes( long value , byte [ ] buf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Utils.parseName( byte [ ] header , int offse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rUtils.getNameBytes( StringBuffer name , byte [ ] buf , int offset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rUtils.getOctalBytes( long value , byte [ ] buf , int offse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arUtils.computeCheckSum( byte [ ] bu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rUtils.parseOctal( byte [ ] header , int offset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arUtils.getCheckSumOctalBytes( long value , byte [ ] buf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